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45.1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7.99mm" fo:break-before="auto" style:use-optimal-row-height="false"/>
    </style:style>
    <style:style style:name="ro7" style:family="table-row">
      <style:table-row-properties style:row-height="10.27mm" fo:break-before="auto" style:use-optimal-row-height="false"/>
    </style:style>
    <style:style style:name="ro8" style:family="table-row">
      <style:table-row-properties style:row-height="8.27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95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1</text:span><text:span text:style-name="T2">年度對議員所提地方建設建議事項處理明細表</text:span></text:p>
            </table:table-cell>
            <table:covered-table-cell table:style-name="ce10"/>
            <table:covered-table-cell table:number-columns-repeated="4" table:style-name="ce15"/>
            <table:covered-table-cell table:number-columns-repeated="2" table:style-name="ce24"/>
            <table:covered-table-cell table:style-name="ce10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1</text:span><text:span text:style-name="T2">年</text:span><text:span text:style-name="T3">12</text:span><text:span text:style-name="T2">月止</text:span></text:p>
            </table:table-cell>
            <table:covered-table-cell table:style-name="ce10"/>
            <table:covered-table-cell table:number-columns-repeated="4" table:style-name="ce15"/>
            <table:covered-table-cell table:number-columns-repeated="2" table:style-name="ce24"/>
            <table:covered-table-cell table:style-name="ce10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<text:span text:style-name="T4">4</text:span></text:p>
            </table:table-cell>
            <table:table-cell table:style-name="ce11" office:value-type="string" calcext:value-type="string" table:number-columns-spanned="7" table:number-rows-spanned="1">
              <text:p>  (<text:span text:style-name="T7">本表為半年報</text:span><text:span text:style-name="T8">)</text:span></text:p>
            </table:table-cell>
            <table:covered-table-cell table:number-columns-repeated="6" table:style-name="ce16"/>
            <table:table-cell table:style-name="ce26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22"/>
            <table:covered-table-cell table:style-name="ce27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21" office:value-type="string" calcext:value-type="string">
              <text:p>核定金額</text:p>
            </table:table-cell>
            <table:table-cell table:style-name="ce21" office:value-type="string" calcext:value-type="string">
              <text:p>經費支用科目</text:p>
            </table:table-cell>
            <table:table-cell table:style-name="ce21" office:value-type="string" calcext:value-type="string">
              <text:p>主辦機關</text:p>
            </table:table-cell>
            <table:table-cell table:style-name="ce21" office:value-type="string" calcext:value-type="string">
              <text:p>招標方式</text:p>
            </table:table-cell>
            <table:table-cell table:style-name="ce21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新港鄉南港村地號<text:span text:style-name="T9">61</text:span><text:span text:style-name="T10">臨水仙宮旁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通勝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月潭農地重劃區東路<text:span text:style-name="T9">17</text:span><text:span text:style-name="T10">及北路</text:span><text:span text:style-name="T11">2-1</text:span><text:span text:style-name="T10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安和農地重劃區東路<text:span text:style-name="T9">6</text:span><text:span text:style-name="T10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1100" calcext:value-type="float">
            <text:p><text:s/>1,1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民雄鄉嘉<text:span text:style-name="T9">88</text:span><text:span text:style-name="T10">線</text:span><text:span text:style-name="T11">(</text:span><text:span text:style-name="T10">頂寮</text:span><text:span text:style-name="T11">)</text:span><text:span text:style-name="T10">路面排水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36.5" calcext:value-type="float">
            <text:p><text:s/>137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宜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新港鄉共和村示範公墓旁道路改善工程</text:p>
          </table:table-cell>
          <table:table-cell table:style-name="ce5" office:value-type="string" calcext:value-type="string">
            <text:p>新港鄉</text:p>
          </table:table-cell>
          <table:table-cell table:style-name="ce18" office:value-type="float" office:value="2500" calcext:value-type="float">
            <text:p><text:s/>2,500 </text:p>
          </table:table-cell>
          <table:table-cell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瑞鶴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新港鄉菜公村菜公厝活動中心前廣場改善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315" calcext:value-type="float">
            <text:p><text:s/>31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新港鄉大興村中正路<text:span text:style-name="T9">143</text:span><text:span text:style-name="T10">巷村內道路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260" calcext:value-type="float">
            <text:p><text:s/>26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新港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久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2" office:value-type="string" calcext:value-type="string">
            <text:p>新港鄉南崙村道路鋪面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63" calcext:value-type="float">
            <text:p><text:s/>63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旭昇</text:p>
          </table:table-cell>
          <table:table-cell table:style-name="ce12" office:value-type="string" calcext:value-type="string">
            <text:p>文隆農地重劃區東西幹路<text:span text:style-name="T9">2</text:span><text:span text:style-name="T10">及南北</text:span><text:span text:style-name="T11">17</text:span><text:span text:style-name="T10">路排水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建璣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大林鎮頂員林段<text:span text:style-name="T9">249</text:span><text:span text:style-name="T10">號旁道路改善工程</text:span></text:p>
          </table:table-cell>
          <table:table-cell table:style-name="ce5" office:value-type="string" calcext:value-type="string">
            <text:p>大林鎮</text:p>
          </table:table-cell>
          <table:table-cell table:style-name="ce18" office:value-type="float" office:value="2070" calcext:value-type="float">
            <text:p><text:s/>2,070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頂坪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鴨母寮農地重劃區東路<text:span text:style-name="T9">11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630" calcext:value-type="float">
            <text:p><text:s/>63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山駒工程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松梅農地重劃區東路<text:span text:style-name="T9">27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1800" calcext:value-type="float">
            <text:p><text:s/>1,8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正統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鴨母寮農地重劃區東路<text:span text:style-name="T9">21.</text:span><text:span text:style-name="T10">佳禾農地重劃區</text:span><text:span text:style-name="T11">R4</text:span><text:span text:style-name="T10">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1400" calcext:value-type="float">
            <text:p><text:s/>1,4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大康榔農地重劃區東路<text:span text:style-name="T9">7</text:span><text:span text:style-name="T10">下段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1340" calcext:value-type="float">
            <text:p><text:s/>1,34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六美農地重劃區<text:span text:style-name="T9">R17</text:span><text:span text:style-name="T10">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650" calcext:value-type="float">
            <text:p><text:s/>6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山駒工程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六美農地重劃區幹路<text:span text:style-name="T9">2</text:span><text:span text:style-name="T10">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220" calcext:value-type="float">
            <text:p><text:s/>22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山駒工程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松梅農地重劃區東路<text:span text:style-name="T9">12.13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雙溪農地重劃區<text:span text:style-name="T9">16</text:span><text:span text:style-name="T10">路過路箱涵及佳禾農地重劃區</text:span><text:span text:style-name="T11">S-23</text:span><text:span text:style-name="T10">路面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650" calcext:value-type="float">
            <text:p><text:s/>6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思蓉</text:p>
          </table:table-cell>
          <table:table-cell table:style-name="ce12" office:value-type="string" calcext:value-type="string">
            <text:p>大林鎮中坑村<text:span text:style-name="T9">19</text:span><text:span text:style-name="T10">鄰道路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25" calcext:value-type="float">
            <text:p><text:s/>2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2" office:value-type="string" calcext:value-type="string">
            <text:p>鹿草鄉碧潭村、松竹村里道路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445" calcext:value-type="float">
            <text:p><text:s/>44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2" office:value-type="string" calcext:value-type="string">
            <text:p>民雄排水文隆橋下游道路修復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450" calcext:value-type="float">
            <text:p><text:s/>45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旺宏土木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月潭農地重劃區北幹路<text:span text:style-name="T9">3.4.8.10</text:span><text:span text:style-name="T10">、中央重劃區主幹路</text:span><text:span text:style-name="T11">9</text:span><text:span text:style-name="T10">暨平和重劃區東路</text:span><text:span text:style-name="T11">1.4</text:span><text:span text:style-name="T10">等改善工程</text:span></text:p>
          </table:table-cell>
          <table:table-cell table:style-name="ce5" office:value-type="string" calcext:value-type="string">
            <text:p>新港鄉、民雄鄉</text:p>
          </table:table-cell>
          <table:table-cell table:number-columns-repeated="2" table:style-name="ce18" office:value-type="float" office:value="3600" calcext:value-type="float">
            <text:p><text:s/>3,6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永傑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平和農地重劃區北路<text:span text:style-name="T9">13</text:span><text:span text:style-name="T10">行昌橋引道增設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800" calcext:value-type="float">
            <text:p><text:s/>1,8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安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後庄農地重劃區北路<text:span text:style-name="T9">8.</text:span><text:span text:style-name="T10">東路</text:span><text:span text:style-name="T11">15</text:span><text:span text:style-name="T10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770" calcext:value-type="float">
            <text:p><text:s/>77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日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新港鄉嘉<text:span text:style-name="T9">76</text:span><text:span text:style-name="T10">線</text:span><text:span text:style-name="T11">0k+550(</text:span><text:span text:style-name="T10">榕王公廟旁</text:span><text:span text:style-name="T11">)</text:span><text:span text:style-name="T10">排水溝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700" calcext:value-type="float">
            <text:p><text:s/>7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成信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新港鄉中洋村福聖宮停車場路面改善工程</text:p>
          </table:table-cell>
          <table:table-cell table:style-name="ce5" office:value-type="string" calcext:value-type="string">
            <text:p>新港鄉</text:p>
          </table:table-cell>
          <table:table-cell table:style-name="ce18" office:value-type="float" office:value="1800" calcext:value-type="float">
            <text:p><text:s/>1,800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忠羿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新港鄉潭大村大竹圍巷道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111" calcext:value-type="float">
            <text:p><text:s/>111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本案重簽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嘉<text:span text:style-name="T9">75</text:span><text:span text:style-name="T10">線</text:span><text:span text:style-name="T11">1k+100</text:span><text:span text:style-name="T10">附近道路排水溝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900" calcext:value-type="float">
            <text:p><text:s/>9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寶瓶</text:p>
          </table:table-cell>
          <table:table-cell table:style-name="ce12" office:value-type="string" calcext:value-type="string">
            <text:p>水上鄉南和村往頂過溝道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680" calcext:value-type="float">
            <text:p><text:s/>68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本案不保留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新店村調節池旁護岸改善工程等<text:span text:style-name="T9">2</text:span><text:span text:style-name="T10">件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聖安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埤子頭庄內排水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宏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樹林頭農地重劃區南北幹路<text:span text:style-name="T9">14</text:span><text:span text:style-name="T10">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980" calcext:value-type="float">
            <text:p><text:s/>9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6" office:value-type="string" calcext:value-type="string">
            <text:p>公開取得報價單或企劃書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東過村村里道路改善工程</text:p>
          </table:table-cell>
          <table:table-cell table:style-name="ce5" office:value-type="string" calcext:value-type="string">
            <text:p>義竹鄉</text:p>
          </table:table-cell>
          <table:table-cell table:style-name="ce18" office:value-type="float" office:value="1634.8" calcext:value-type="float">
            <text:p><text:s/>1,635 </text:p>
          </table:table-cell>
          <table:table-cell table:style-name="ce18" office:value-type="float" office:value="800" calcext:value-type="float">
            <text:p><text:s/>8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新店村往北新橋轉彎處增設路燈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32.192" calcext:value-type="float">
            <text:p><text:s/>32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義竹鄉公所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高歌水電行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北華村村里道路改善工程</text:p>
          </table:table-cell>
          <table:table-cell table:style-name="ce5" office:value-type="string" calcext:value-type="string">
            <text:p>義竹鄉</text:p>
          </table:table-cell>
          <table:table-cell table:style-name="ce18" office:value-type="float" office:value="2072" calcext:value-type="float">
            <text:p><text:s/>2,072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鄉嘉<text:span text:style-name="T9">22</text:span><text:span text:style-name="T10">線</text:span><text:span text:style-name="T11">(</text:span><text:span text:style-name="T10">東光村路段</text:span><text:span text:style-name="T11">)</text:span><text:span text:style-name="T10">道路改善工程</text:span></text:p>
          </table:table-cell>
          <table:table-cell table:style-name="ce5" office:value-type="string" calcext:value-type="string">
            <text:p>義竹鄉</text:p>
          </table:table-cell>
          <table:table-cell table:style-name="ce18" office:value-type="float" office:value="2423.4" calcext:value-type="float">
            <text:p><text:s/>2,423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決標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新店村村里道路修補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877" calcext:value-type="float">
            <text:p><text:s/>877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西川</text:p>
          </table:table-cell>
          <table:table-cell table:style-name="ce12" office:value-type="string" calcext:value-type="string">
            <text:p>嘉<text:span text:style-name="T9">11</text:span><text:span text:style-name="T10">線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style-name="ce18" office:value-type="float" office:value="3997.443" calcext:value-type="float">
            <text:p><text:s/>3,997 </text:p>
          </table:table-cell>
          <table:table-cell table:style-name="ce18" office:value-type="float" office:value="2000" calcext:value-type="float">
            <text:p><text:s/>2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大南村望高寮道路排水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70" calcext:value-type="float">
            <text:p><text:s/>7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雙溪村產業道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320" calcext:value-type="float">
            <text:p><text:s/>32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上益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大南村大南圳截水溝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150" calcext:value-type="float">
            <text:p><text:s/>1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上益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安靖村等三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3000" calcext:value-type="float">
            <text:p><text:s/>3,000 </text:p>
          </table:table-cell>
          <table:table-cell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上益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過山村等四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3000" calcext:value-type="float">
            <text:p><text:s/>3,000 </text:p>
          </table:table-cell>
          <table:table-cell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冠瑛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太平村等五村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3000" calcext:value-type="float">
            <text:p><text:s/>3,000 </text:p>
          </table:table-cell>
          <table:table-cell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景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梅北村村里道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政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龍眼村一鄰道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1680" calcext:value-type="float">
            <text:p><text:s/>1,68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六斗村<text:span text:style-name="T9">2</text:span><text:span text:style-name="T10">鄰道路夜間照明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36" calcext:value-type="float">
            <text:p><text:s/>36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介興水電工程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永竹派出所前廣場<text:span text:style-name="T9">AC</text:span><text:span text:style-name="T10">路面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180.9" calcext:value-type="float">
            <text:p><text:s/>181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決標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魚寮村<text:span text:style-name="T9">121-1</text:span><text:span text:style-name="T10">號前道路改善工程－併</text:span><text:span text:style-name="T11">3-1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300" calcext:value-type="float">
            <text:p><text:s/>3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蘇厝村<text:span text:style-name="T9">8</text:span><text:span text:style-name="T10">鄰</text:span><text:span text:style-name="T11">211</text:span><text:span text:style-name="T10">之</text:span><text:span text:style-name="T11">10</text:span><text:span text:style-name="T10">號旁道路及</text:span><text:span text:style-name="T11">6</text:span><text:span text:style-name="T10">鄰</text:span><text:span text:style-name="T11">145</text:span><text:span text:style-name="T10">之前道路改善工程－併</text:span><text:span text:style-name="T11">3-1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450.24" calcext:value-type="float">
            <text:p><text:s/>4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蒜南村<text:span text:style-name="T9">373-2</text:span><text:span text:style-name="T10">號旁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128.4" calcext:value-type="float">
            <text:p><text:s/>128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水上鄉回歸村道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200" calcext:value-type="float">
            <text:p><text:s/>2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六南村道路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250" calcext:value-type="float">
            <text:p><text:s/>2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和睦村溪底寮道路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8" office:value-type="float" office:value="299.7" calcext:value-type="float">
            <text:p><text:s/>3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嘉<text:span text:style-name="T9">54</text:span><text:span text:style-name="T10">線及蒜頭大橋旁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37.2" calcext:value-type="float">
            <text:p><text:s/>37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六腳鄉永賢村<text:span text:style-name="T9">1</text:span><text:span text:style-name="T10">鄰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50" calcext:value-type="float">
            <text:p><text:s/>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水上鄉回歸村道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200" calcext:value-type="float">
            <text:p><text:s/>2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朴子市新庄里新庄<text:span text:style-name="T9">77</text:span><text:span text:style-name="T10">號路面改善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90" calcext:value-type="float">
            <text:p><text:s/>9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太保市幣新埤鄉嘉<text:span text:style-name="T9">64</text:span><text:span text:style-name="T10">線路面改善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116.536" calcext:value-type="float">
            <text:p><text:s/>117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2" office:value-type="string" calcext:value-type="string">
            <text:p>梅山鄉大南村、安靖村、雙溪村等村道路及擋土牆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2000" calcext:value-type="float">
            <text:p><text:s/>2,000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冠瑛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2" office:value-type="string" calcext:value-type="string">
            <text:p>梅山鄉太平以東農路及擋土牆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2000" calcext:value-type="float">
            <text:p><text:s/>2,000 </text:p>
          </table:table-cell>
          <table:table-cell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2" office:value-type="string" calcext:value-type="string">
            <text:p>瑞峰村新興寮及往瑞里村里道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8" office:value-type="float" office:value="1720" calcext:value-type="float">
            <text:p><text:s/>1,720 </text:p>
          </table:table-cell>
          <table:table-cell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2" office:value-type="string" calcext:value-type="string">
            <text:p>中埔鄉和興村村里道路修補改善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8" office:value-type="float" office:value="543" calcext:value-type="float">
            <text:p><text:s/>543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2" office:value-type="string" calcext:value-type="string">
            <text:p>義仁村挖仔厝<text:span text:style-name="T9">34-20</text:span><text:span text:style-name="T10">號一帶排水溝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2" office:value-type="string" calcext:value-type="string">
            <text:p>義仁村挖仔厝<text:span text:style-name="T9">34-20</text:span><text:span text:style-name="T10">號一帶排水溝工程</text:span><text:span text:style-name="T11">(</text:span><text:span text:style-name="T10">第</text:span><text:span text:style-name="T11">1</text:span><text:span text:style-name="T10">次變更設計追加</text:span><text:span text:style-name="T11">)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8" office:value-type="float" office:value="100" calcext:value-type="float">
            <text:p><text:s/>1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2" office:value-type="string" calcext:value-type="string">
            <text:p>水上中庄村道路路面改善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92" calcext:value-type="float">
            <text:p><text:s/>192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既有涼亭改善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180" calcext:value-type="float">
            <text:p><text:s/>180 </text:p>
          </table:table-cell>
          <table:table-cell table:style-name="ce12" office:value-type="string" calcext:value-type="string">
            <text:p>公用事業工程<text:span text:style-name="T9">-</text:span><text:span text:style-name="T10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鴻億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老人休閒空間設施及綠美化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410" calcext:value-type="float">
            <text:p><text:s/>410 </text:p>
          </table:table-cell>
          <table:table-cell table:style-name="ce12" office:value-type="string" calcext:value-type="string">
            <text:p>公用事業工程<text:span text:style-name="T9">-</text:span><text:span text:style-name="T10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竿子寮中排水閘門新建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450" calcext:value-type="float">
            <text:p><text:s/>45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振寮里萬應公旁產業道路擋土牆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壕鎮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樹林頭農地重劃區樹林頭別線之<text:span text:style-name="T9">2</text:span><text:span text:style-name="T10">旁農路增設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380" calcext:value-type="float">
            <text:p><text:s/>3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松梅農地重劃區補路增設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570" calcext:value-type="float">
            <text:p><text:s/>57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聖安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溪洲農場重劃區溪墘段<text:span text:style-name="T9">289</text:span><text:span text:style-name="T10">地號道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980" calcext:value-type="float">
            <text:p><text:s/>9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承瑋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新岑里道路、護欄、排水溝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1600" calcext:value-type="float">
            <text:p><text:s/>1,600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新塭至新店道路案</text:p>
          </table:table-cell>
          <table:table-cell table:style-name="ce5" office:value-type="string" calcext:value-type="string">
            <text:p>布袋鎮</text:p>
          </table:table-cell>
          <table:table-cell table:style-name="ce18" office:value-type="float" office:value="6180" calcext:value-type="float">
            <text:p><text:s/>6,180 </text:p>
          </table:table-cell>
          <table:table-cell table:style-name="ce18" office:value-type="float" office:value="1260" calcext:value-type="float">
            <text:p><text:s/>1,26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貴舍里嘉<text:span text:style-name="T9">13</text:span><text:span text:style-name="T10">線旁道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790" calcext:value-type="float">
            <text:p><text:s/>79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椿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東安里<text:span text:style-name="T9">21</text:span><text:span text:style-name="T10">鄰道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95" calcext:value-type="float">
            <text:p><text:s/>9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嘉<text:span text:style-name="T9">29</text:span><text:span text:style-name="T10">線道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65" calcext:value-type="float">
            <text:p><text:s/>6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岱江里、江山里道路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8" office:value-type="float" office:value="1050" calcext:value-type="float">
            <text:p><text:s/>1,0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老人及民眾休憩場地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8" office:value-type="float" office:value="300" calcext:value-type="float">
            <text:p><text:s/>300 </text:p>
          </table:table-cell>
          <table:table-cell table:style-name="ce12" office:value-type="string" calcext:value-type="string">
            <text:p>公用事業工程<text:span text:style-name="T9">-</text:span><text:span text:style-name="T10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鴻億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兒童運動遊樂設施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8" office:value-type="float" office:value="400" calcext:value-type="float">
            <text:p><text:s/>400 </text:p>
          </table:table-cell>
          <table:table-cell table:style-name="ce12" office:value-type="string" calcext:value-type="string">
            <text:p>公用事業工程<text:span text:style-name="T9">-</text:span><text:span text:style-name="T10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鴻億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社口村產業道路修復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8" office:value-type="float" office:value="900" calcext:value-type="float">
            <text:p><text:s/>9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竹崎鄉和平村頂坑仔坪至下坑仔線沿線道路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8" office:value-type="float" office:value="455.75" calcext:value-type="float">
            <text:p><text:s/>456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北新里北新段<text:span text:style-name="T9">191-1</text:span><text:span text:style-name="T10">產業道路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130" calcext:value-type="float">
            <text:p><text:s/>13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宏益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後潭農地重劃區東路<text:span text:style-name="T9">46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木根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安仁農地重劃區東路<text:span text:style-name="T9">6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700" calcext:value-type="float">
            <text:p><text:s/>7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木根土木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過溝農地重劃區東西<text:span text:style-name="T9">24</text:span><text:span text:style-name="T10">路</text:span><text:span text:style-name="T11">.</text:span><text:span text:style-name="T10">後潭農地重劃區東路</text:span><text:span text:style-name="T11">39.</text:span><text:span text:style-name="T10">安仁農地重劃區東路</text:span><text:span text:style-name="T11">57-2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1200" calcext:value-type="float">
            <text:p><text:s/>1,2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山駒工程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後潭農地重劃區北路<text:span text:style-name="T9">8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1400" calcext:value-type="float">
            <text:p><text:s/>1,4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光明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太保市新埤里嘉<text:span text:style-name="T9">49</text:span><text:span text:style-name="T10">線、嘉</text:span><text:span text:style-name="T11">64</text:span><text:span text:style-name="T10">線、過溝里及麻寮里道路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3630" calcext:value-type="float">
            <text:p><text:s/>3,63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陸福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太保市嘉<text:span text:style-name="T9">56</text:span><text:span text:style-name="T10">線</text:span><text:span text:style-name="T11">5k</text:span><text:span text:style-name="T10">處下陷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28.53" calcext:value-type="float">
            <text:p><text:s/>29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2" office:value-type="string" calcext:value-type="string">
            <text:p>湖底農地重劃區南北幹路<text:span text:style-name="T9">6</text:span><text:span text:style-name="T10">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2" office:value-type="string" calcext:value-type="string">
            <text:p>南勢農地重劃區<text:span text:style-name="T9">(</text:span><text:span text:style-name="T10">第一工區</text:span><text:span text:style-name="T11">)</text:span><text:span text:style-name="T10">東路</text:span><text:span text:style-name="T11">15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排水台<text:span text:style-name="T9">1</text:span><text:span text:style-name="T10">線上游防汛道路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550" calcext:value-type="float">
            <text:p><text:s/>55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樺億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松山村山腳段地號<text:span text:style-name="T9">336</text:span><text:span text:style-name="T10">、</text:span><text:span text:style-name="T11">348</text:span><text:span text:style-name="T10">等產業道路興建橋樑及水泥路面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景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後山仔<text:span text:style-name="T9">30</text:span><text:span text:style-name="T10">號地護坡水溝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950" calcext:value-type="float">
            <text:p><text:s/>9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景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平和農地重劃區北路<text:span text:style-name="T9">9</text:span><text:span text:style-name="T10">下段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620" calcext:value-type="float">
            <text:p><text:s/>62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巨勝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平和村<text:span text:style-name="T9">5~6</text:span><text:span text:style-name="T10">鄰巷道路面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450" calcext:value-type="float">
            <text:p><text:s/>450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本案不保留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福樂村福樂社區巷道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450.4" calcext:value-type="float">
            <text:p><text:s/>4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平和村<text:span text:style-name="T9">6</text:span><text:span text:style-name="T10">鄰番仔溝巷道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14.5" calcext:value-type="float">
            <text:p><text:s/>11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中和村<text:span text:style-name="T9">2</text:span><text:span text:style-name="T10">鄰社溝段排水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成信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鎮北村路面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05" calcext:value-type="float">
            <text:p><text:s/>10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大埔鄉西興村<text:span text:style-name="T9">2</text:span><text:span text:style-name="T10">鄰村里道路修補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180" calcext:value-type="float">
            <text:p><text:s/>18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福權村仁遠橋、仁群橋引道修補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960" calcext:value-type="float">
            <text:p><text:s/>96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寮頂村村里道路修補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420" calcext:value-type="float">
            <text:p><text:s/>42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民雄鄉嘉<text:span text:style-name="T9">178</text:span><text:span text:style-name="T10">線林子尾段鋪面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3000" calcext:value-type="float">
            <text:p><text:s/>3,0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老人聚集休閒場所及環境改善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845" calcext:value-type="float">
            <text:p><text:s/>845 </text:p>
          </table:table-cell>
          <table:table-cell table:style-name="ce12" office:value-type="string" calcext:value-type="string">
            <text:p>公用事業工程<text:span text:style-name="T9">-</text:span><text:span text:style-name="T10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鴻億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鹿草鄉竹山村庄內排水溝改善工程等<text:span text:style-name="T9">3</text:span><text:span text:style-name="T10">件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780" calcext:value-type="float">
            <text:p><text:s/>78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強裕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鹿草鄉光潭村貴舍排水上游護岸整建工程</text:p>
          </table:table-cell>
          <table:table-cell table:style-name="ce5" office:value-type="string" calcext:value-type="string">
            <text:p>鹿草鄉</text:p>
          </table:table-cell>
          <table:table-cell table:style-name="ce18" office:value-type="float" office:value="1350" calcext:value-type="float">
            <text:p><text:s/>1,350 </text:p>
          </table:table-cell>
          <table:table-cell table:style-name="ce18" office:value-type="float" office:value="700" calcext:value-type="float">
            <text:p><text:s/>7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岦珅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鹿草農地重劃區西路排<text:span text:style-name="T9">2-7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1200" calcext:value-type="float">
            <text:p><text:s/>1,2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碧潭農地重劃區北路<text:span text:style-name="T9">1</text:span><text:span text:style-name="T10">南段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400" calcext:value-type="float">
            <text:p><text:s/>4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鴨母寮農地重劃區補路<text:span text:style-name="T9">1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250" calcext:value-type="float">
            <text:p><text:s/>2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三角農地重劃區東西三路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580" calcext:value-type="float">
            <text:p><text:s/>5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道將圳農地重劃區東西<text:span text:style-name="T9">20</text:span><text:span text:style-name="T10">路之</text:span><text:span text:style-name="T11">1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集揚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山下農地重劃區東路<text:span text:style-name="T9">37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770" calcext:value-type="float">
            <text:p><text:s/>77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5" office:value-type="string" calcext:value-type="string">
            <text:p>公開取得報價單或企劃書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太保市後潭里道路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270" calcext:value-type="float">
            <text:p><text:s/>27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2" office:value-type="string" calcext:value-type="string">
            <text:p>鹿草鄉西井村<text:span text:style-name="T9">15</text:span><text:span text:style-name="T10">鄰</text:span><text:span text:style-name="T11">310</text:span><text:span text:style-name="T10">號</text:span><text:span text:style-name="T11">-1</text:span><text:span text:style-name="T10">前道路改善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8" office:value-type="float" office:value="224" calcext:value-type="float">
            <text:p><text:s/>224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德冠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梅山鄉大草埔段<text:span text:style-name="T9">0157-5</text:span><text:span text:style-name="T10">地號土地道路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310" calcext:value-type="float">
            <text:p><text:s/>31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梅山鄉過山段等土地道路及擋土牆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8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頂坪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內林農地重劃區東路<text:span text:style-name="T9">21-1</text:span><text:span text:style-name="T10">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420" calcext:value-type="float">
            <text:p><text:s/>42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兆銘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大林鎮甘蔗崙<text:span text:style-name="T9">10</text:span><text:span text:style-name="T10">鄰</text:span><text:span text:style-name="T11">11</text:span><text:span text:style-name="T10">鄰道路改善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390.6" calcext:value-type="float">
            <text:p><text:s/>391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大林鎮西榮路<text:span text:style-name="T9">51</text:span><text:span text:style-name="T10">巷道路改善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241.723" calcext:value-type="float">
            <text:p><text:s/>242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2" office:value-type="string" calcext:value-type="string">
            <text:p>中央農地重劃區洋路<text:span text:style-name="T9">4</text:span><text:span text:style-name="T10">及後庄農地重劃區東路</text:span><text:span text:style-name="T11">2-2</text:span><text:span text:style-name="T10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2280" calcext:value-type="float">
            <text:p><text:s/>2,2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2" office:value-type="string" calcext:value-type="string">
            <text:p>安和農地重劃區東路<text:span text:style-name="T9">8</text:span><text:span text:style-name="T10">等農路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760" calcext:value-type="float">
            <text:p><text:s/>76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新港鄉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久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2" office:value-type="string" calcext:value-type="string">
            <text:p>新港鄉大興路登雲路等村內市區道路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8" office:value-type="float" office:value="2500" calcext:value-type="float">
            <text:p><text:s/>2,5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瑞鶴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陳景寮排水支流排水溝及便橋改善工程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1150" calcext:value-type="float">
            <text:p><text:s/>1,15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福權農地重劃區<text:span text:style-name="T9">25</text:span><text:span text:style-name="T10">路改善工程</text:span>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8" office:value-type="float" office:value="300" calcext:value-type="float">
            <text:p><text:s/>3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兆銘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後港農地重劃區東西<text:span text:style-name="T9">6</text:span><text:span text:style-name="T10">路改善工程</text:span>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8" office:value-type="float" office:value="900" calcext:value-type="float">
            <text:p><text:s/>9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兆銘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溪口鄉柳溝村南靖厝鋪面改善工程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8" office:value-type="float" office:value="504" calcext:value-type="float">
            <text:p><text:s/>504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兆銘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中林段<text:span text:style-name="T9">198-1</text:span><text:span text:style-name="T10">、</text:span><text:span text:style-name="T11">2</text:span><text:span text:style-name="T10">地號排水溝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8" office:value-type="float" office:value="400" calcext:value-type="float">
            <text:p><text:s/>4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三隆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溪口鄉游東村<text:span text:style-name="T9">7</text:span><text:span text:style-name="T10">鄰</text:span><text:span text:style-name="T11">90</text:span><text:span text:style-name="T10">號前巷道路面改善工程</text:span>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8" office:value-type="float" office:value="76.5" calcext:value-type="float">
            <text:p><text:s/>77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三界村火光湖等<text:span text:style-name="T9">3</text:span><text:span text:style-name="T10">處農路及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600" calcext:value-type="float">
            <text:p><text:s/>1,6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煒勳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溪洲村及南鄉村農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600" calcext:value-type="float">
            <text:p><text:s/>6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煒勳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農地重劃區東路<text:span text:style-name="T9">24</text:span><text:span text:style-name="T10">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96" calcext:value-type="float">
            <text:p><text:s/>96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告金額十分之一以下之採購</text:p>
          </table:table-cell>
          <table:table-cell table:style-name="ce5" office:value-type="string" calcext:value-type="string">
            <text:p>成財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靖和農地重劃區東西<text:span text:style-name="T9">7</text:span><text:span text:style-name="T10">路下段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340" calcext:value-type="float">
            <text:p><text:s/>34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寬士村崎子頭<text:span text:style-name="T9">19</text:span><text:span text:style-name="T10">、</text:span><text:span text:style-name="T11">23</text:span><text:span text:style-name="T10">及</text:span><text:span text:style-name="T11">25(</text:span><text:span text:style-name="T10">濟公廟旁</text:span><text:span text:style-name="T11">)</text:span><text:span text:style-name="T10">鄰道路路面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720" calcext:value-type="float">
            <text:p><text:s/>1,72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大堀村行堀橋擋土牆及江仔腳道路路面改善工程<text:span text:style-name="T9">(</text:span><text:span text:style-name="T10">併</text:span><text:span text:style-name="T11">1-1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900" calcext:value-type="float">
            <text:p><text:s/>9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隆福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柳林村柳子林<text:span text:style-name="T9">13</text:span><text:span text:style-name="T10">鄰道路改善工程</text:span><text:span text:style-name="T11">(</text:span><text:span text:style-name="T10">併</text:span><text:span text:style-name="T11">2-1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350" calcext:value-type="float">
            <text:p><text:s/>3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南和村<text:span text:style-name="T9">8</text:span><text:span text:style-name="T10">鄰南靖</text:span><text:span text:style-name="T11">15-6</text:span><text:span text:style-name="T10">號旁道路新闢工程</text:span><text:span text:style-name="T11">(</text:span><text:span text:style-name="T10">併</text:span><text:span text:style-name="T11">2-2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20" calcext:value-type="float">
            <text:p><text:s/>12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中庄村中庄<text:span text:style-name="T9">125-2</text:span><text:span text:style-name="T10">號前道路改善工程</text:span><text:span text:style-name="T11">(</text:span><text:span text:style-name="T10">併</text:span><text:span text:style-name="T11">2-3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200" calcext:value-type="float">
            <text:p><text:s/>2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三界埔苗園旁道路改善工程<text:span text:style-name="T9">(</text:span><text:span text:style-name="T10">併</text:span><text:span text:style-name="T11">2-4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900" calcext:value-type="float">
            <text:p><text:s/>9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三界埔成功派出所旁道路改善工程<text:span text:style-name="T9">(</text:span><text:span text:style-name="T10">併</text:span><text:span text:style-name="T11">2-5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75" calcext:value-type="float">
            <text:p><text:s/>175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寬士村增設過路箱涵工程<text:span text:style-name="T9">(</text:span><text:span text:style-name="T10">併</text:span><text:span text:style-name="T11">2-6)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200" calcext:value-type="float">
            <text:p><text:s/>2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霖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忠和村排水溝及中庄營區旁新設路面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600" calcext:value-type="float">
            <text:p><text:s/>6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巨勝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寬士村縣道<text:span text:style-name="T9">163</text:span><text:span text:style-name="T10">線旁水溝蓋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12" calcext:value-type="float">
            <text:p><text:s/>12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元信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柳林村柳子林<text:span text:style-name="T9">8</text:span><text:span text:style-name="T10">鄰</text:span><text:span text:style-name="T11">596</text:span><text:span text:style-name="T10">號前道路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80" calcext:value-type="float">
            <text:p><text:s/>8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2" office:value-type="string" calcext:value-type="string">
            <text:p>水上鄉忠和村<text:span text:style-name="T9">18</text:span><text:span text:style-name="T10">鄰增設排水溝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8" office:value-type="float" office:value="600" calcext:value-type="float">
            <text:p><text:s/>60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水上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本案不保留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2" office:value-type="string" calcext:value-type="string">
            <text:p>東石鄉三家村蒜頭支線第<text:span text:style-name="T9">7</text:span><text:span text:style-name="T10">號排水增設水門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8" office:value-type="float" office:value="1100" calcext:value-type="float">
            <text:p><text:s/>1,1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東石鄉公所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統富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2" office:value-type="string" calcext:value-type="string">
            <text:p>朴子市中興路道路路面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8" office:value-type="float" office:value="236.135" calcext:value-type="float">
            <text:p><text:s/>236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2" office:value-type="string" calcext:value-type="string">
            <text:p>義竹鄉埤前村山腳貓<text:span text:style-name="T9">172</text:span><text:span text:style-name="T10">旁道路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110" calcext:value-type="float">
            <text:p><text:s/>11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2" office:value-type="string" calcext:value-type="string">
            <text:p>湖底農底重劃區東西<text:span text:style-name="T9">54</text:span><text:span text:style-name="T10">路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8" office:value-type="float" office:value="990" calcext:value-type="float">
            <text:p><text:s/>99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2" office:value-type="string" calcext:value-type="string">
            <text:p>港口宮農底重劃區東<text:span text:style-name="T9">5</text:span><text:span text:style-name="T10">路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8" office:value-type="float" office:value="800" calcext:value-type="float">
            <text:p><text:s/>8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報價單或企劃書</text:p>
          </table:table-cell>
          <table:table-cell table:style-name="ce5" office:value-type="string" calcext:value-type="string">
            <text:p>光明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2" office:value-type="string" calcext:value-type="string">
            <text:p>六腳鄉工廠村<text:span text:style-name="T9">8</text:span><text:span text:style-name="T10">鄰</text:span><text:span text:style-name="T11">136-8</text:span><text:span text:style-name="T10">號前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8" office:value-type="float" office:value="350" calcext:value-type="float">
            <text:p><text:s/>35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六腳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智富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朝崙</text:p>
          </table:table-cell>
          <table:table-cell table:style-name="ce12" office:value-type="string" calcext:value-type="string">
            <text:p>秀林村排水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700" calcext:value-type="float">
            <text:p><text:s/>7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朝崙</text:p>
          </table:table-cell>
          <table:table-cell table:style-name="ce12" office:value-type="string" calcext:value-type="string">
            <text:p>民雄鄉東榮村排水溝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130" calcext:value-type="float">
            <text:p><text:s/>13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宜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朝崙</text:p>
          </table:table-cell>
          <table:table-cell table:style-name="ce12" office:value-type="string" calcext:value-type="string">
            <text:p>民雄鄉北斗村新福宮路面及停車場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460" calcext:value-type="float">
            <text:p><text:s/>46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朝崙</text:p>
          </table:table-cell>
          <table:table-cell table:style-name="ce12" office:value-type="string" calcext:value-type="string">
            <text:p>民雄鄉東榮村巷道路面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8" office:value-type="float" office:value="320" calcext:value-type="float">
            <text:p><text:s/>320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瓊如</text:p>
          </table:table-cell>
          <table:table-cell table:style-name="ce12" office:value-type="string" calcext:value-type="string">
            <text:p>太保市東勢里縣治特區博學路及嘉<text:span text:style-name="T9">43</text:span><text:span text:style-name="T10">線道路改善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8" office:value-type="float" office:value="73.783" calcext:value-type="float">
            <text:p><text:s/>74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顏蔡淑惠</text:p>
          </table:table-cell>
          <table:table-cell table:style-name="ce12" office:value-type="string" calcext:value-type="string">
            <text:p>義竹鄉新富村林仔內排水護岸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300" calcext:value-type="float">
            <text:p><text:s/>300 </text:p>
          </table:table-cell>
          <table:table-cell table:style-name="ce12" office:value-type="string" calcext:value-type="string">
            <text:p>水利工程<text:span text:style-name="T9">-</text:span><text:span text:style-name="T10">防洪及灌溉工程</text:span></text:p>
          </table:table-cell>
          <table:table-cell table:style-name="ce5" office:value-type="string" calcext:value-type="string">
            <text:p>義竹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尚未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顏蔡淑惠</text:p>
          </table:table-cell>
          <table:table-cell table:style-name="ce12" office:value-type="string" calcext:value-type="string">
            <text:p>義竹鄉中平村<text:span text:style-name="T9">(</text:span><text:span text:style-name="T10">田尾</text:span><text:span text:style-name="T11">)</text:span><text:span text:style-name="T10">道路排水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400" calcext:value-type="float">
            <text:p><text:s/>400 </text:p>
          </table:table-cell>
          <table:table-cell table:style-name="ce12" office:value-type="string" calcext:value-type="string">
            <text:p>道路橋樑工程<text:span text:style-name="T9">-</text:span><text:span text:style-name="T10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三隆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顏蔡淑惠</text:p>
          </table:table-cell>
          <table:table-cell table:style-name="ce12" office:value-type="string" calcext:value-type="string">
            <text:p>義竹鄉六桂村道路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8" office:value-type="float" office:value="384" calcext:value-type="float">
            <text:p><text:s/>384 </text:p>
          </table:table-cell>
          <table:table-cell table:style-name="ce12" office:value-type="string" calcext:value-type="string">
            <text:p>道路橋樑工程<text:span text:style-name="T9">-</text:span><text:span text:style-name="T10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羅士洋</text:p>
          </table:table-cell>
          <table:table-cell table:style-name="ce13" office:value-type="string" calcext:value-type="string">
            <text:p>石硦、同仁、瑞豐、東興等村產業道路及排水溝工程</text:p>
          </table:table-cell>
          <table:table-cell table:style-name="ce6" office:value-type="string" calcext:value-type="string">
            <text:p>中埔鄉</text:p>
          </table:table-cell>
          <table:table-cell table:number-columns-repeated="2" table:style-name="ce19" office:value-type="float" office:value="1200" calcext:value-type="float">
            <text:p><text:s/>1,200 </text:p>
          </table:table-cell>
          <table:table-cell table:style-name="ce13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6" office:value-type="string" calcext:value-type="string">
            <text:p>嘉義縣政府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旭輝營造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3" table:number-rows-spanned="1">
            <text:p>合<text:span text:style-name="T4">          </text:span><text:span text:style-name="T5">計</text:span></text:p>
          </table:table-cell>
          <table:covered-table-cell table:style-name="ce14"/>
          <table:covered-table-cell table:style-name="ce17"/>
          <table:table-cell table:style-name="ce18" table:formula="of:=SUM([.D6:.D166])" office:value-type="float" office:value="133189.232" calcext:value-type="float">
            <text:p><text:s/>133,189 </text:p>
          </table:table-cell>
          <table:table-cell table:style-name="ce18" table:formula="of:=SUM([.E6:.E166])" office:value-type="float" office:value="111701.589" calcext:value-type="float">
            <text:p><text:s/>111,702 </text:p>
          </table:table-cell>
          <table:table-cell table:style-name="ce23"/>
          <table:table-cell table:style-name="ce18" table:number-columns-repeated="3"/>
          <table:table-cell table:number-columns-repeated="1015"/>
        </table:table-row>
        <table:table-row table:style-name="ro8">
          <table:table-cell table:style-name="ce8" office:value-type="string" calcext:value-type="string">
            <text:p>註：<text:span text:style-name="T4">1.</text:span><text:span text:style-name="T5">本表主辦機關為行政院主計處。</text:span></text:p>
          </table:table-cell>
          <table:table-cell table:number-columns-repeated="1023"/>
        </table:table-row>
        <table:table-row table:style-name="ro8">
          <table:table-cell table:style-name="ce8" office:value-type="string" calcext:value-type="string">
            <text:p>　　<text:span text:style-name="T4">2.</text:span><text:span text:style-name="T5">本表第一次查填及送達期限為</text:span><text:span text:style-name="T6">7</text:span><text:span text:style-name="T5">月</text:span><text:span text:style-name="T6">20</text:span><text:span text:style-name="T5">日前。</text:span></text:p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9" table:number-rows-repeated="104840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I$169"/>
        </table:named-expressions>
      </table:table>
      <table:named-expressions/>
      <table:database-ranges>
        <table:database-range table:name="__Anonymous_Sheet_DB__0" table:target-range-address="議員4.A5:議員4.I1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month/>
      <number:text>月</number:text>
      <number:day/>
      <number:text>日</number:text>
    </number:date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/>
      <number:text> </number:text>
    </number:number-style>
    <number:number-style style:name="N195">
      <number:number number:decimal-places="3" loext:min-decimal-places="3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style:text-properties fo:color="#ff0000"/>
      <number:number number:decimal-places="0" loext:min-decimal-places="0" number:min-integer-digits="1" number:grouping="true"/>
      <style:map style:condition="value()&gt;=0" style:apply-style-name="N196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百分比_20_2" style:display-name="百分比 2" style:family="table-cell" style:parent-style-name="Default" style:data-style-name="N10">
      <style:table-cell-properties fo:padding="0.71mm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貨幣_20_2" style:display-name="貨幣 2" style:family="table-cell" style:parent-style-name="Default" style:data-style-name="N152">
      <style:table-cell-properties fo:padding="0.71mm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9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q220045163</dc:creator>
    <dc:date>2013-02-20T11:38:58</dc:date>
    <meta:print-date>2013-02-18T10:04:23</meta:print-date>
    <meta:document-statistic meta:table-count="1" meta:cell-count="1469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